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11b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11b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11b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11b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11b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11b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11b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11b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11b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11b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11b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11b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11b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11b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11b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11b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11b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ana Valentina Velasquez Requen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7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50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uglorys Josefina Requena Long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79493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8.3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7" meta:non-whitespace-character-count="1010"/>
    <meta:template xlink:type="simple" xlink:actuate="onRequest" xlink:title="Normal" xlink:href=""/>
  </office:meta>
</office:document-meta>
</file>